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0967008" text:id="ct3109670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</text:p>
            <text:p text:style-name="P15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</text:p>
            <text:p text:style-name="P15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3">/] XXX 20200730_141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צְדָקָה יֶאֱהָב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2</text:p>
            <text:p text:style-name="P15">לֹא יֶאֱהַב-לֵץ, הוֹכֵחַ לוֹ; <text:s text:c="3"/>אֶל-חֲכָמִים, לֹא יֵלֵךְ.<text:tab/>1<text:soft-page-break/>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3</text:p>
            <text:p text:style-name="P15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4</text:p>
            <text:p text:style-name="P15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5</text:p>
            <text:p text:style-name="P15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6</text:p>
            <text:p text:style-name="P15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7</text:p>
            <text:p text:style-name="P15">יז <text:s/>טוֹב אֲרֻחַת יָרָק, וְאַהֲבָה-שָׁם-- <text:s text:c="3"/>מִשּׁוֹר <text:soft-page-break/>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310967008"/></text:p>
      <text:p text:style-name="P7">------------------------------------------------------------</text:p>
      <text:p text:style-name="P7"><text:soft-page-break/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ext:soft-page-break/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6831535293865244403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><text:soft-page-break/></text:p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266931113300783486" text:style-name="L2">
              <text:list-item>
                <text:p text:style-name="P30">right-click &gt; r &gt; i &gt; <text:span text:style-name="T8">↑ &gt; Ret (inset rows)</text:span></text:p>
                <text:list>
                  <text:list-item>
                    <text:p text:style-name="P31">enter “a” x 3 (marker)</text:p>
                  </text:list-item>
                  <text:list-item>
                    <text:p text:style-name="P31">M – w &gt; a (new window)</text:p>
                  </text:list-item>
                </text:list>
              </text:list-item>
              <text:list-item>
                <text:p text:style-name="P31">C – f &gt; “@”x3 &gt; Ret (find “@”x3)</text:p>
                <text:list>
                  <text:list-item>
                    <text:p text:style-name="P31">C – x (cut)</text:p>
                  </text:list-item>
                  <text:list-item>
                    <text:p text:style-name="P31">C – f &gt; “a” x 3 &gt; Ret &gt; C – v (find, paste)</text:p>
                  </text:list-item>
                </text:list>
              </text:list-item>
              <text:list-item>
                <text:p text:style-name="P31">C – f &gt; “]” &gt; Ret (find “template”)</text:p>
                <text:list>
                  <text:list-item>
                    <text:p text:style-name="P31">select ==&gt; cells</text:p>
                  </text:list-item>
                  <text:list-item>
                    <text:p text:style-name="P31">C – c &gt; C – Home &gt; C – f &gt; “@” x 3 (copy, find label)</text:p>
                  </text:list-item>
                  <text:list-item>
                    <text:p text:style-name="P31">C - ← x 2 &gt; ↑ <text:s/>(navigation)</text:p>
                  </text:list-item>
                </text:list>
              </text:list-item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05403228882290220" text:style-name="L3">
              <text:list-item>
                <text:p text:style-name="P32">in a cell</text:p>
                <text:list>
                  <text:list-item>
                    <text:p text:style-name="P32">C – End</text:p>
                  </text:list-item>
                  <text:list-item>
                    <text:p text:style-name="P32">Right click &gt; r &gt; i &gt; C – a &gt; 7 &gt; Ret (insert rows)</text:p>
                  </text:list-item>
                </text:list>
              </text:list-item>
              <text:list-item>
                <text:p text:style-name="P32">template ==&gt; C/P</text:p>
              </text:list-item>
              <text:list-item>
                <text:p text:style-name="P32">enter ==&gt; verse number</text:p>
                <text:list>
                  <text:list-item>
                    <text:p text:style-name="P32">copy → trunk string</text:p>
                  </text:list-item>
                  <text:list-item>
                    <text:p text:style-name="P32">↓ &gt; C – v &gt; number &gt; Ret &gt; ↓</text:p>
                  </text:list-item>
                </text:list>
              </text:list-item>
              <text:list-item>
                <text:p text:style-name="P32">text ==&gt; C/P</text:p>
              </text:list-item>
              <text:list-item>
                <text:p text:style-name="P32">select ==&gt; string</text:p>
                <text:list>
                  <text:list-item>
                    <text:p text:style-name="P32">click on the right side of a numbering char</text:p>
                  </text:list-item>
                  <text:list-item>
                    <text:p text:style-name="P32">S – X (X = any char in the first line of the target text)</text:p>
                  </text:list-item>
                  <text:list-item>
                    <text:p text:style-name="P32">S – End (select the whole text area)</text:p>
                  </text:list-item>
                  <text:list-item>
                    <text:p text:style-name="P32">C – x (cut)</text:p>
                  </text:list-item>
                  <text:list-item>
                    <text:p text:style-name="P32">Tab (back)</text:p>
                  </text:list-item>
                  <text:list-item>
                    <text:p text:style-name="P32">C – v</text:p>
                  </text:list-item>
                  <text:list-item>
                    <text:p text:style-name="P3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><text:soft-page-break/></text:p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5116840000136450075" text:style-name="L4">
              <text:list-item>
                <text:p text:style-name="P33">C – end (move to the end of the cell)</text:p>
              </text:list-item>
              <text:list-item>
                <text:p text:style-name="P33">Right click &gt; r &gt; i &gt; ↑ &gt; Ret (insert rows)</text:p>
              </text:list-item>
              <text:list-item>
                <text:p text:style-name="P3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30T14:19:12.08</dc:date>
    <dc:creator>iwabuchi ken</dc:creator>
    <meta:editing-duration>P6DT15H3M10S</meta:editing-duration>
    <meta:editing-cycles>521</meta:editing-cycles>
    <meta:generator>OpenOffice/4.1.3$Win32 OpenOffice.org_project/413m1$Build-9783</meta:generator>
    <meta:document-statistic meta:table-count="12" meta:image-count="0" meta:object-count="0" meta:page-count="8" meta:paragraph-count="140" meta:word-count="754" meta:character-count="3731"/>
  </office:meta>
</office:document-meta>
</file>